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Assamese" svg:font-family="'Lohit Assames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Lohit Assamese"/>
    </style:style>
    <style:style style:name="P2" style:family="paragraph" style:parent-style-name="Table_20_Contents">
      <style:text-properties style:font-name="Lohit Assamese" officeooo:rsid="000db568" officeooo:paragraph-rsid="000db568"/>
    </style:style>
    <style:style style:name="P3" style:family="paragraph" style:parent-style-name="Table_20_Contents">
      <style:text-properties style:font-name="Lohit Assamese" officeooo:rsid="000e7c28" officeooo:paragraph-rsid="000e7c28"/>
    </style:style>
    <style:style style:name="P4" style:family="paragraph" style:parent-style-name="Standard">
      <style:text-properties style:font-name="Lohit Assamese" officeooo:rsid="000bfbb1" officeooo:paragraph-rsid="000bfbb1"/>
    </style:style>
    <style:style style:name="P5" style:family="paragraph" style:parent-style-name="Standard">
      <style:text-properties style:font-name="Lohit Assamese" officeooo:rsid="000e7c28" officeooo:paragraph-rsid="000e7c28"/>
    </style:style>
    <style:style style:name="P6" style:family="paragraph" style:parent-style-name="Standard">
      <style:text-properties style:font-name="Lohit Assamese" officeooo:rsid="000db568" officeooo:paragraph-rsid="000db568"/>
    </style:style>
    <style:style style:name="P7" style:family="paragraph" style:parent-style-name="Standard">
      <style:text-properties style:font-name="Lohit Assamese" officeooo:paragraph-rsid="000bfbb1"/>
    </style:style>
    <style:style style:name="P8" style:family="paragraph" style:parent-style-name="Standard">
      <style:text-properties style:font-name="Lohit Assamese" officeooo:rsid="0010593c" officeooo:paragraph-rsid="0010593c"/>
    </style:style>
    <style:style style:name="P9" style:family="paragraph" style:parent-style-name="Standard">
      <style:text-properties style:font-name="Lohit Assamese" officeooo:rsid="00084ea0" officeooo:paragraph-rsid="0010681b"/>
    </style:style>
    <style:style style:name="P10" style:family="paragraph" style:parent-style-name="Standard">
      <style:text-properties officeooo:rsid="00084ea0" officeooo:paragraph-rsid="0010681b"/>
    </style:style>
    <style:style style:name="T1" style:family="text">
      <style:text-properties officeooo:rsid="000e7c28"/>
    </style:style>
    <style:style style:name="T2" style:family="text">
      <style:text-properties officeooo:rsid="0010593c"/>
    </style:style>
    <style:style style:name="T3" style:family="text">
      <style:text-properties officeooo:rsid="000a06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0.1 <text:span text:style-name="T1">ANC module</text:span></text:p>
      <text:p text:style-name="P4"/>
      <text:p text:style-name="P5">The ANC module is no different from other EHR system modules, in that it requires all health workers to start with logging into the system and go to the reception module which is the entry point into EHR system. All outpatients and inpatients are admitted at the reception, depending on how big the facility is. <text:s text:c="5"/></text:p>
      <text:p text:style-name="P5">After being admitted at the reception, a maternity patient will be added to the doctor’s queue where she will provide her personal details for ANC registration and consultation.</text:p>
      <text:p text:style-name="P5"/>
      <text:p text:style-name="P8">1.0.1.1 ANC registration</text:p>
      <text:p text:style-name="P8">ANC registration in EHR involves creating a new ANC record which has a unique ANC number on the EHR facility database. Before a patient record is created as a new one, a nurse/doctor will first have to check the patient record on enrollment using her name or national id number. This process is done to mitigate the problem of record duplication and if the record is not found the doctor/nurse will proceed to <text:s text:c="2"/>create new ANC record.</text:p>
      <text:p text:style-name="P8"/>
      <text:p text:style-name="P5"/>
      <text:p text:style-name="P8">1.0.1.2 ANC registration process flow</text:p>
      <text:p text:style-name="P8"/>
      <text:p text:style-name="P8"/>
      <text:p text:style-name="P8"/>
      <text:p text:style-name="P8"/>
      <text:p text:style-name="P4"/>
      <text:p text:style-name="P4"/>
      <text:p text:style-name="P4"/>
      <text:p text:style-name="P4"/>
      <text:p text:style-name="P6"><text:span text:style-name="T2">1.0.1.3 <text:s/></text:span>ANC registration use case</text:p>
      <text:p text:style-name="P6"/>
      <table:table table:name="Table1" table:style-name="Table1">
        <table:table-column table:style-name="Table1.A"/>
        <table:table-column table:style-name="Table1.B"/>
        <table:table-row>
          <table:table-cell table:style-name="Table1.A1" office:value-type="string">
            <text:p text:style-name="P2">Use Case Name</text:p>
          </table:table-cell>
          <table:table-cell table:style-name="Table1.B1" office:value-type="string">
            <text:p text:style-name="P2">ANC registration </text:p>
          </table:table-cell>
        </table:table-row>
        <table:table-row>
          <table:table-cell table:style-name="Table1.A2" office:value-type="string">
            <text:p text:style-name="P2">System</text:p>
          </table:table-cell>
          <table:table-cell table:style-name="Table1.B2" office:value-type="string">
            <text:p text:style-name="P2">EHR web application</text:p>
          </table:table-cell>
        </table:table-row>
        <table:table-row>
          <table:table-cell table:style-name="Table1.A2" office:value-type="string">
            <text:p text:style-name="P2">Actors</text:p>
          </table:table-cell>
          <table:table-cell table:style-name="Table1.B2" office:value-type="string">
            <text:p text:style-name="P2">System, Nurse/Doctor</text:p>
          </table:table-cell>
        </table:table-row>
        <table:table-row>
          <table:table-cell table:style-name="Table1.A2" office:value-type="string">
            <text:p text:style-name="P2">Description</text:p>
          </table:table-cell>
          <table:table-cell table:style-name="Table1.B2" office:value-type="string">
            <text:p text:style-name="P2">This use case describes the process that is followed when a nurse/doctor wants to register a patient onto the ANC module of the EHR web application at <text:s/>a health facility </text:p>
          </table:table-cell>
        </table:table-row>
        <table:table-row>
          <table:table-cell table:style-name="Table1.A2" office:value-type="string">
            <text:p text:style-name="P2">Triggerr</text:p>
          </table:table-cell>
          <table:table-cell table:style-name="Table1.B2" office:value-type="string">
            <text:p text:style-name="P2">A doctor/Nurse wants to record a patient’s pregnancy details on ANC <text:soft-page-break/>module of the EHR system </text:p>
          </table:table-cell>
        </table:table-row>
        <table:table-row>
          <table:table-cell table:style-name="Table1.A2" office:value-type="string">
            <text:p text:style-name="P2">Normal course</text:p>
          </table:table-cell>
          <table:table-cell table:style-name="Table1.B2" office:value-type="string">
            <text:p text:style-name="P2">1. A nurse/doctor searches the patient records on EHR database.</text:p>
            <text:p text:style-name="P2">2. If the record is found on the database, the doctor/nurse will start the ANC registration <text:s/></text:p>
          </table:table-cell>
        </table:table-row>
        <table:table-row>
          <table:table-cell table:style-name="Table1.A2" office:value-type="string">
            <text:p text:style-name="P2">Alternate courses </text:p>
          </table:table-cell>
          <table:table-cell table:style-name="Table1.B2" office:value-type="string">
            <text:p text:style-name="P2">If the patient record is not found, then the doctor/nurse will initiate new patient recorrd.</text:p>
          </table:table-cell>
        </table:table-row>
        <table:table-row>
          <table:table-cell table:style-name="Table1.A2" office:value-type="string">
            <text:p text:style-name="P2">Business rules</text:p>
          </table:table-cell>
          <table:table-cell table:style-name="Table1.B2" office:value-type="string">
            <text:p text:style-name="P2">If patient record is not found, ANC registration will not be done and patient will be referred back to the reception.</text:p>
          </table:table-cell>
        </table:table-row>
        <table:table-row>
          <table:table-cell table:style-name="Table1.A2" office:value-type="string">
            <text:p text:style-name="P3">Non-Functional requirements</text:p>
          </table:table-cell>
          <table:table-cell table:style-name="Table1.B2" office:value-type="string">
            <text:p text:style-name="P1"/>
          </table:table-cell>
        </table:table-row>
        <table:table-row>
          <table:table-cell table:style-name="Table1.A2" office:value-type="string">
            <text:p text:style-name="P3">Dependencies</text:p>
          </table:table-cell>
          <table:table-cell table:style-name="Table1.B2" office:value-type="string">
            <text:p text:style-name="P3">Maternity</text:p>
          </table:table-cell>
        </table:table-row>
      </table:table>
      <text:p text:style-name="P4"/>
      <text:p text:style-name="P7"/>
      <text:p text:style-name="P10">Previous pregnancy</text:p>
      <text:p text:style-name="P10">Registered for ANC</text:p>
      <text:p text:style-name="P10">YES&gt; proceed to record any previous pregancies into the EHR database, it has two entries you choose either delivery or a miscarriage and save </text:p>
      <text:p text:style-name="P10">NO&gt; first register current pregnancy in the ANC registration sub module and after that proceed to record any previous pregnancies</text:p>
      <text:p text:style-name="P10"/>
      <text:p text:style-name="P10">Enrollment</text:p>
      <text:p text:style-name="P9">this shows the captured details of the current pregnancy and the doctor/nurse can edit <text:span text:style-name="T3">or update <text:s/>the ANC record and will also be stored in the database of the EHR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Assamese" svg:font-family="'Lohit Assames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1:11:28.716767123</meta:creation-date>
    <dc:date>2019-10-31T11:35:05.858485267</dc:date>
    <meta:editing-duration>PT10M11S</meta:editing-duration>
    <meta:editing-cycles>2</meta:editing-cycles>
    <meta:generator>LibreOffice/6.0.7.3$Linux_X86_64 LibreOffice_project/00m0$Build-3</meta:generator>
    <meta:document-statistic meta:table-count="1" meta:image-count="0" meta:object-count="0" meta:page-count="2" meta:paragraph-count="33" meta:word-count="389" meta:character-count="2348" meta:non-whitespace-character-count="1974"/>
  </office:meta>
</office:document-meta>
</file>